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</table:table-row>
        <table:table-row table:style-name="ro1">
          <table:table-cell/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Aaron Doral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 table:style-name="ce8" office:value-type="string" calcext:value-type="string">
            <text:p>Leoben Conoy</text:p>
          </table:table-cell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.00.0000</text:date>, <text:time style:data-style-name="N2" text:time-value="12:26:34.4230084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5T12:31:52.327714771</dc:date>
    <meta:editing-duration>PT5H12M46S</meta:editing-duration>
    <meta:editing-cycles>29</meta:editing-cycles>
    <meta:generator>LibreOffice/5.3.4.2$Linux_X86_64 LibreOffice_project/30m0$Build-2</meta:generator>
    <meta:document-statistic meta:table-count="1" meta:cell-count="315" meta:object-count="0"/>
  </office:meta>
</office:document-meta>
</file>